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3C300000A21000009EC67D51188.svg" manifest:media-type="image/svg+xml"/>
  <manifest:file-entry manifest:full-path="Pictures/100000010000006200000060F56845B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1.081cm" draw:shadow="hidden"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0000"/>
      <style:paragraph-properties fo:text-align="center"/>
      <style:text-properties style:font-name="Arial Rounded MT Bold" fo:font-size="22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ath draw:style-name="gr2" draw:text-style-name="P1" draw:layer="layout" svg:width="0.403cm" svg:height="0.573cm" svg:x="0.884cm" svg:y="11.196cm" svg:viewBox="0 0 404 574" svg:d="M404 76v300c0 35-4 64-11 89s-19 45-35 61-38 28-64 36-59 12-97 12c-36 0-68-5-96-15s-50-23-65-39-23-32-23-48c0-13 5-23 13-31 9-8 19-12 31-12 16 0 29 6 40 20 6 7 11 13 17 20s13 13 20 18 16 9 26 11c10 3 22 4 35 4 27 0 48-4 62-11 15-8 25-18 31-32 6-13 10-27 11-43 1-15 2-40 2-74-16 23-34 40-55 51-21 12-46 18-75 18-34 0-65-9-90-27-26-17-46-42-60-74s-21-68-21-110c0-31 4-59 13-84 8-25 20-46 36-63 16-18 34-30 54-39 21-9 43-13 68-13 29 0 54 5 76 17 21 11 41 29 60 53v-14c0-18 4-32 13-42s20-15 34-15c20 0 34 7 40 20 7 13 10 32 10 56zM104 207c0 42 9 73 27 95 19 21 42 32 72 32 17 0 33-5 48-14 16-9 28-23 38-42 9-18 14-41 14-67 0-42-9-75-28-98-18-24-43-35-73-35s-53 11-71 33c-18 23-27 55-27 96z">
            <text:p/>
          </draw:path>
          <draw:path draw:style-name="gr2" draw:text-style-name="P1" draw:layer="layout" svg:width="0.102cm" svg:height="0.568cm" svg:x="1.391cm" svg:y="11.047cm" svg:viewBox="0 0 103 569" svg:d="M103 208v298c0 21-5 37-15 47-10 11-22 16-37 16s-27-5-37-16c-9-11-14-27-14-47v-295c0-21 5-36 14-46 10-11 22-16 37-16s27 5 37 16c10 10 15 24 15 43zM52 101c-14 0-27-4-37-13s-15-22-15-38c0-14 5-26 16-36 10-9 22-14 36-14 13 0 25 4 36 13 10 8 15 21 15 37s-5 29-15 38-22 13-36 13z">
            <text:p/>
          </draw:path>
          <draw:path draw:style-name="gr2" draw:text-style-name="P1" draw:layer="layout" svg:width="0.278cm" svg:height="0.56cm" svg:x="1.56cm" svg:y="11.055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2" draw:text-style-name="P1" draw:layer="layout" svg:width="0.368cm" svg:height="0.573cm" svg:x="1.874cm" svg:y="11.042cm" svg:viewBox="0 0 369 574" svg:d="M103 63v154c13-16 26-28 39-36 12-9 26-16 41-20 15-5 32-7 49-7 27 0 50 6 70 17 21 11 37 27 48 48 8 13 13 26 15 42 3 15 4 32 4 52v198c0 21-5 37-14 47-10 11-22 16-38 16-34 0-51-21-51-63v-174c0-33-5-59-15-76-10-18-29-27-56-27-19 0-35 5-50 16-15 10-26 24-34 43-5 15-8 42-8 82v136c0 21-5 36-14 47s-22 16-38 16c-34 0-51-21-51-63v-448c0-21 4-37 13-47 9-11 22-16 38-16s29 5 38 16 14 26 14 47z">
            <text:p/>
          </draw:path>
          <draw:path draw:style-name="gr2" draw:text-style-name="P1" draw:layer="layout" svg:width="0.367cm" svg:height="0.42cm" svg:x="2.344cm" svg:y="11.196cm" svg:viewBox="0 0 368 421" svg:d="M271 362v-13c-12 16-25 29-39 40-13 10-28 18-44 23-17 5-35 8-56 8-25 0-47-5-67-16-20-10-35-24-46-42-13-22-19-54-19-95v-205c0-21 5-36 14-47 9-10 22-15 37-15 16 0 28 5 38 16 9 10 14 25 14 46v165c0 24 2 45 6 61s11 29 22 38c10 9 24 14 42 14s34-5 50-16c15-10 26-23 33-40 6-15 9-47 9-96v-126c0-21 5-36 14-46 10-11 22-16 38-16 15 0 28 5 37 15 9 11 14 26 14 47v300c0 19-4 34-13 44s-21 15-35 15-26-5-35-16c-9-10-14-24-14-43z">
            <text:p/>
          </draw:path>
          <draw:path draw:style-name="gr2" draw:text-style-name="P1" draw:layer="layout" svg:width="0.404cm" svg:height="0.573cm" svg:x="2.814cm" svg:y="11.042cm" svg:viewBox="0 0 405 574" svg:d="M98 59v159c19-20 39-36 60-47 20-11 45-16 75-16 34 0 64 8 90 24 26 17 46 40 61 71 14 31 21 68 21 110 0 31-4 60-12 86s-19 49-35 68c-15 19-33 34-55 44-22 11-45 16-71 16-16 0-31-2-45-6-14-3-26-8-36-15-10-6-19-12-25-19-7-6-17-16-28-29v10c0 19-5 34-14 44s-21 15-36 15c-14 0-26-5-35-15s-13-25-13-44v-451c0-21 4-37 13-48 8-11 20-16 35-16 16 0 28 5 37 15 9 11 13 25 13 44zM103 367c0 41 9 72 28 94s44 33 74 33c26 0 49-11 68-34 19-22 28-54 28-96 0-28-4-51-12-71-8-19-19-34-33-45-15-11-31-16-51-16-19 0-37 5-52 16-16 11-28 26-37 46-9 21-13 45-13 73z">
            <text:p/>
          </draw:path>
          <draw:path draw:style-name="gr2" draw:text-style-name="P1" draw:layer="layout" svg:width="0.113cm" svg:height="0.113cm" svg:x="3.265cm" svg:y="11.502cm" svg:viewBox="0 0 114 114" svg:d="M58 114c-16 0-30-5-41-15s-17-24-17-43c0-15 5-28 16-39s25-17 40-17c16 0 30 5 41 16s17 25 17 40c0 18-6 32-17 43-11 10-24 15-39 15z">
            <text:p/>
          </draw:path>
          <draw:path draw:style-name="gr2" draw:text-style-name="P1" draw:layer="layout" svg:width="0.39cm" svg:height="0.42cm" svg:x="3.478cm" svg:y="11.195cm" svg:viewBox="0 0 391 421" svg:d="M391 293c0 13-4 27-11 42-8 15-20 28-36 42-15 13-35 24-59 32s-51 12-81 12c-64 0-114-19-150-56s-54-87-54-150c0-42 8-80 25-113 16-32 40-57 71-75s68-27 111-27c27 0 52 4 74 12s41 18 57 30 27 26 36 40c8 14 12 27 12 39s-5 22-14 31-20 13-33 13c-9 0-16-2-22-7-6-4-12-11-19-21-13-19-26-34-40-44-13-9-31-14-52-14-31 0-55 12-74 36s-28 57-28 98c0 20 2 38 7 54s12 30 21 42c9 11 20 20 33 26s27 9 42 9c21 0 39-5 54-14 14-10 28-25 39-45 6-11 13-20 20-27 8-7 17-10 27-10 13 0 23 5 32 15 8 9 12 20 12 30z">
            <text:p/>
          </draw:path>
          <draw:path draw:style-name="gr2" draw:text-style-name="P1" draw:layer="layout" svg:width="0.411cm" svg:height="0.419cm" svg:x="3.935cm" svg:y="11.196cm" svg:viewBox="0 0 412 420" svg:d="M412 210c0 31-5 59-14 85-10 26-24 49-42 67-18 19-40 33-65 43-26 10-54 15-86 15-31 0-59-5-84-15s-47-25-65-43c-18-19-32-41-42-67-9-26-14-54-14-85s5-60 14-86c10-26 24-48 42-66 18-19 39-33 65-43 25-10 54-15 84-15 32 0 60 5 86 15 25 10 47 25 65 43 18 19 32 41 42 67 9 26 14 54 14 85zM308 210c0-42-9-75-28-98-18-23-43-35-75-35-20 0-38 5-53 16-15 10-27 26-36 46-8 20-12 44-12 71s4 51 12 71 20 35 35 46c16 11 34 16 54 16 32 0 57-12 75-35 19-24 28-56 28-98z">
            <text:p/>
          </draw:path>
          <draw:path draw:style-name="gr2" draw:text-style-name="P1" draw:layer="layout" svg:width="0.591cm" svg:height="0.419cm" svg:x="4.423cm" svg:y="11.196cm" svg:viewBox="0 0 592 420" svg:d="M351 218v137c0 21-5 38-15 49-10 10-23 16-39 16s-29-6-38-16c-10-11-15-28-15-49v-165c0-26-1-46-3-60-1-14-6-26-14-35-8-10-20-14-37-14-34 0-56 11-67 35-11 23-16 56-16 99v140c0 21-5 37-15 48-9 11-22 17-38 17s-29-6-39-17-15-27-15-48v-296c0-19 5-34 14-44s20-15 35-15c14 0 26 5 36 14 9 10 14 23 14 39v10c18-21 37-37 58-47 20-10 43-15 68-15 26 0 48 5 67 15 19 11 34 26 46 47 18-21 36-37 56-47s42-15 66-15c28 0 53 5 73 16 20 12 36 27 46 48 9 19 13 48 13 88v202c0 21-5 38-15 49-10 10-23 16-39 16-15 0-28-6-38-17s-15-27-15-48v-174c0-22-1-40-3-53s-7-25-15-34-21-13-38-13c-13 0-26 4-38 12s-22 19-29 32c-7 18-11 48-11 93z">
            <text:p/>
          </draw:path>
          <draw:path draw:style-name="gr2" draw:text-style-name="P1" draw:layer="layout" svg:width="0.197cm" svg:height="0.573cm" svg:x="5.072cm" svg:y="11.042cm" svg:viewBox="0 0 198 574" svg:d="M190 77l-106 436c-4 15-7 26-9 34-3 9-7 15-13 20-5 5-13 7-23 7-26 0-39-11-39-33 0-6 3-21 8-44l105-436c6-24 11-40 16-48 5-9 15-13 30-13 13 0 22 3 29 9s10 14 10 25c0 8-3 22-8 43z">
            <text:p/>
          </draw:path>
          <draw:path draw:style-name="gr2" draw:text-style-name="P1" draw:layer="layout" svg:width="0.396cm" svg:height="0.42cm" svg:x="5.309cm" svg:y="11.195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2" draw:text-style-name="P1" draw:layer="layout" svg:width="0.367cm" svg:height="0.419cm" svg:x="5.79cm" svg:y="11.196cm" svg:viewBox="0 0 368 420" svg:d="M97 57v13c18-24 38-42 59-53 22-11 47-17 75-17 27 0 51 6 73 18 21 12 37 29 48 50 7 13 11 26 13 41s3 33 3 56v192c0 21-5 37-14 47-10 11-22 16-37 16-16 0-28-5-38-16-9-11-14-27-14-47v-172c0-34-5-60-14-78-10-18-29-27-57-27-18 0-35 5-50 16s-26 26-33 46c-5 15-8 44-8 86v129c0 21-5 37-15 47-9 11-22 16-37 16s-27-5-37-16c-9-11-14-27-14-47v-298c0-20 4-35 13-44 8-10 20-15 35-15 9 0 17 2 24 6 8 5 14 11 18 20 4 8 7 19 7 31z">
            <text:p/>
          </draw:path>
          <draw:path draw:style-name="gr2" draw:text-style-name="P1" draw:layer="layout" svg:width="0.278cm" svg:height="0.56cm" svg:x="6.221cm" svg:y="11.055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2" draw:text-style-name="P1" draw:layer="layout" svg:width="0.23cm" svg:height="0.09cm" svg:x="6.498cm" svg:y="11.36cm" svg:viewBox="0 0 231 91" svg:d="M175 91h-119c-19 0-32-4-42-13-9-8-14-19-14-32 0-14 5-25 14-33 9-9 23-13 42-13h119c19 0 33 4 42 13 9 8 14 19 14 33 0 13-5 24-14 32-9 9-23 13-42 13z">
            <text:p/>
          </draw:path>
          <draw:path draw:style-name="gr2" draw:text-style-name="P1" draw:layer="layout" svg:width="0.102cm" svg:height="0.573cm" svg:x="6.797cm" svg:y="11.042cm" svg:viewBox="0 0 103 574" svg:d="M0 511v-448c0-21 5-37 14-47 9-11 21-16 37-16s28 5 38 16c9 10 14 26 14 47v448c0 21-5 37-15 47-9 11-22 16-37 16s-27-5-37-16c-9-11-14-27-14-47z">
            <text:p/>
          </draw:path>
          <draw:path draw:style-name="gr2" draw:text-style-name="P1" draw:layer="layout" svg:width="0.396cm" svg:height="0.42cm" svg:x="6.985cm" svg:y="11.195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2" draw:text-style-name="P1" draw:layer="layout" svg:width="0.404cm" svg:height="0.573cm" svg:x="7.453cm" svg:y="11.042cm" svg:viewBox="0 0 405 574" svg:d="M98 59v159c19-20 39-36 60-47 20-11 45-16 75-16 34 0 64 8 90 24 26 17 46 40 61 71 14 31 21 68 21 110 0 31-4 60-12 86s-19 49-35 68c-15 19-33 34-55 44-22 11-45 16-71 16-16 0-31-2-45-6-14-3-26-8-36-15-10-6-19-12-25-19-7-6-17-16-28-29v10c0 19-5 34-14 44s-21 15-36 15c-14 0-26-5-35-15s-13-25-13-44v-451c0-21 4-37 13-48 8-11 20-16 35-16 16 0 28 5 37 15 9 11 13 25 13 44zM103 367c0 41 9 72 28 94s44 33 74 33c26 0 49-11 68-34 19-22 28-54 28-96 0-28-4-51-12-71-8-19-19-34-33-45-15-11-31-16-51-16-19 0-37 5-52 16-16 11-28 26-37 46-9 21-13 45-13 73z">
            <text:p/>
          </draw:path>
          <draw:path draw:style-name="gr2" draw:text-style-name="P1" draw:layer="layout" svg:width="0.23cm" svg:height="0.09cm" svg:x="7.9cm" svg:y="11.36cm" svg:viewBox="0 0 231 91" svg:d="M175 91h-119c-19 0-32-4-42-13-9-8-14-19-14-32 0-14 5-25 14-33 9-9 23-13 42-13h119c19 0 33 4 42 13 9 8 14 19 14 33 0 13-5 24-14 32-9 9-23 13-42 13z">
            <text:p/>
          </draw:path>
          <draw:path draw:style-name="gr2" draw:text-style-name="P1" draw:layer="layout" svg:width="0.283cm" svg:height="0.419cm" svg:x="8.197cm" svg:y="11.196cm" svg:viewBox="0 0 284 420" svg:d="M103 271v86c0 21-5 37-15 47-10 11-22 16-37 16s-27-5-37-16c-9-10-14-26-14-47v-287c0-47 17-70 50-70 17 0 30 5 37 16 8 11 12 27 13 48 12-21 25-37 38-48s30-16 52-16c21 0 43 5 63 16 21 11 31 26 31 43 0 13-5 23-13 32-9 8-18 12-29 12-3 0-13-2-27-7-15-5-27-7-38-7-16 0-28 4-38 12-9 8-17 20-22 35-5 16-9 35-11 56-2 22-3 48-3 79z">
            <text:p/>
          </draw:path>
          <draw:path draw:style-name="gr2" draw:text-style-name="P1" draw:layer="layout" svg:width="0.367cm" svg:height="0.42cm" svg:x="8.516cm" svg:y="11.196cm" svg:viewBox="0 0 368 421" svg:d="M271 362v-13c-12 16-25 29-39 40-13 10-28 18-44 23-17 5-35 8-56 8-25 0-47-5-67-16-20-10-35-24-46-42-13-22-19-54-19-95v-205c0-21 5-36 14-47 9-10 22-15 37-15 16 0 28 5 38 16 9 10 14 25 14 46v165c0 24 2 45 6 61s11 29 22 38c10 9 24 14 42 14s34-5 50-16c15-10 26-23 33-40 6-15 9-47 9-96v-126c0-21 5-36 14-46 10-11 22-16 38-16 15 0 28 5 37 15 9 11 14 26 14 47v300c0 19-4 34-13 44s-21 15-35 15-26-5-35-16c-9-10-14-24-14-43z">
            <text:p/>
          </draw:path>
          <draw:path draw:style-name="gr2" draw:text-style-name="P1" draw:layer="layout" svg:width="0.197cm" svg:height="0.573cm" svg:x="8.941cm" svg:y="11.042cm" svg:viewBox="0 0 198 574" svg:d="M190 77l-106 436c-4 15-7 26-9 34-3 9-7 15-13 20-5 5-13 7-23 7-26 0-39-11-39-33 0-6 3-21 8-44l105-436c6-24 11-40 16-48 5-9 15-13 30-13 13 0 22 3 29 9s10 14 10 25c0 8-3 22-8 43z">
            <text:p/>
          </draw:path>
          <draw:path draw:style-name="gr2" draw:text-style-name="P1" draw:layer="layout" svg:width="0.368cm" svg:height="0.573cm" svg:x="2.264cm" svg:y="11.939cm" svg:viewBox="0 0 369 574" svg:d="M103 63v154c13-16 26-28 39-36 12-9 26-16 41-20 15-5 32-7 49-7 27 0 50 6 70 17 21 11 37 27 48 48 8 13 13 26 15 42 3 15 4 32 4 52v198c0 21-5 37-14 47-10 11-22 16-38 16-34 0-51-21-51-63v-174c0-33-5-59-15-76-10-18-29-27-56-27-19 0-35 5-50 16-15 10-26 24-34 43-5 15-8 42-8 82v136c0 21-5 36-14 47s-22 16-38 16c-34 0-51-21-51-63v-448c0-21 4-37 13-47 9-11 22-16 38-16s29 5 38 16 14 26 14 47z">
            <text:p/>
          </draw:path>
          <draw:path draw:style-name="gr2" draw:text-style-name="P1" draw:layer="layout" svg:width="0.396cm" svg:height="0.42cm" svg:x="2.714cm" svg:y="12.092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2" draw:text-style-name="P1" draw:layer="layout" svg:width="0.355cm" svg:height="0.573cm" svg:x="3.205cm" svg:y="11.939cm" svg:viewBox="0 0 356 574" svg:d="M250 527l-91-150-56 53v82c0 20-5 35-16 46-10 11-22 16-36 16-16 0-28-5-37-16s-14-26-14-47v-441c0-23 4-40 13-52s22-18 38-18 29 5 38 16 14 27 14 48v251l116-122c15-15 26-25 33-31 8-5 17-8 28-8 13 0 24 4 32 12 9 8 13 19 13 31 0 15-14 35-42 61l-55 50 106 166c8 13 14 22 17 29 3 6 5 12 5 18 0 16-4 29-13 39-9 9-21 14-36 14-12 0-22-3-29-10s-16-19-28-37z">
            <text:p/>
          </draw:path>
          <draw:path draw:style-name="gr2" draw:text-style-name="P1" draw:layer="layout" svg:width="0.396cm" svg:height="0.42cm" svg:x="3.588cm" svg:y="12.092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2" draw:text-style-name="P1" draw:layer="layout" svg:width="0.278cm" svg:height="0.56cm" svg:x="4.011cm" svg:y="11.952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2" draw:text-style-name="P1" draw:layer="layout" svg:width="0.368cm" svg:height="0.573cm" svg:x="4.326cm" svg:y="11.939cm" svg:viewBox="0 0 369 574" svg:d="M103 63v154c13-16 26-28 39-36 12-9 26-16 41-20 15-5 32-7 49-7 27 0 50 6 70 17 21 11 37 27 48 48 8 13 13 26 15 42 3 15 4 32 4 52v198c0 21-5 37-14 47-10 11-22 16-38 16-34 0-51-21-51-63v-174c0-33-5-59-15-76-10-18-29-27-56-27-19 0-35 5-50 16-15 10-26 24-34 43-5 15-8 42-8 82v136c0 21-5 36-14 47s-22 16-38 16c-34 0-51-21-51-63v-448c0-21 4-37 13-47 9-11 22-16 38-16s29 5 38 16 14 26 14 47z">
            <text:p/>
          </draw:path>
          <draw:path draw:style-name="gr2" draw:text-style-name="P1" draw:layer="layout" svg:width="0.411cm" svg:height="0.419cm" svg:x="4.774cm" svg:y="12.093cm" svg:viewBox="0 0 412 420" svg:d="M412 210c0 31-5 59-14 85-10 26-24 49-42 67-18 19-40 33-65 43-26 10-54 15-86 15-31 0-59-5-84-15s-47-25-65-43c-18-19-32-41-42-67-9-26-14-54-14-85s5-60 14-86c10-26 24-48 42-66 18-19 39-33 65-43 25-10 54-15 84-15 32 0 60 5 86 15 25 10 47 25 65 43 18 19 32 41 42 67 9 26 14 54 14 85zM308 210c0-42-9-75-28-98-18-23-43-35-75-35-20 0-38 5-53 16-15 10-27 26-36 46-8 20-12 44-12 71s4 51 12 71 20 35 35 46c16 11 34 16 54 16 32 0 57-12 75-35 19-24 28-56 28-98z">
            <text:p/>
          </draw:path>
          <draw:path draw:style-name="gr2" draw:text-style-name="P1" draw:layer="layout" svg:width="0.367cm" svg:height="0.419cm" svg:x="5.265cm" svg:y="12.093cm" svg:viewBox="0 0 368 420" svg:d="M97 57v13c18-24 38-42 59-53 22-11 47-17 75-17 27 0 51 6 73 18 21 12 37 29 48 50 7 13 11 26 13 41s3 33 3 56v192c0 21-5 37-14 47-10 11-22 16-37 16-16 0-28-5-38-16-9-11-14-27-14-47v-172c0-34-5-60-14-78-10-18-29-27-57-27-18 0-35 5-50 16s-26 26-33 46c-5 15-8 44-8 86v129c0 21-5 37-15 47-9 11-22 16-37 16s-27-5-37-16c-9-11-14-27-14-47v-298c0-20 4-35 13-44 8-10 20-15 35-15 9 0 17 2 24 6 8 5 14 11 18 20 4 8 7 19 7 31z">
            <text:p/>
          </draw:path>
          <draw:path draw:style-name="gr2" draw:text-style-name="P1" draw:layer="layout" svg:width="0.23cm" svg:height="0.09cm" svg:x="5.698cm" svg:y="12.257cm" svg:viewBox="0 0 231 91" svg:d="M175 91h-119c-19 0-32-4-42-13-9-8-14-19-14-32 0-14 5-25 14-33 9-9 23-13 42-13h119c19 0 33 4 42 13 9 8 14 19 14 33 0 13-5 24-14 32-9 9-23 13-42 13z">
            <text:p/>
          </draw:path>
          <draw:path draw:style-name="gr2" draw:text-style-name="P1" draw:layer="layout" svg:width="0.388cm" svg:height="0.558cm" svg:x="5.986cm" svg:y="11.945cm" svg:viewBox="0 0 389 559" svg:d="M131 470h197c20 0 35 4 45 12 11 8 16 19 16 33 0 12-4 23-12 31-9 9-21 13-38 13h-279c-19 0-33-5-44-16-11-10-16-22-16-37 0-9 3-21 10-36s15-26 23-35c33-35 64-65 91-90s46-41 58-49c20-14 37-29 51-44s24-30 32-45c7-16 10-31 10-46 0-16-3-31-11-44-8-12-18-22-32-29-13-7-27-11-43-11-33 0-59 15-78 44-2 3-7 14-13 31s-12 30-20 39c-7 9-18 13-33 13-12 0-23-4-31-12s-12-20-12-34c0-18 3-36 11-55s20-36 35-51c16-16 36-28 59-38 24-9 52-14 84-14 39 0 72 6 99 18 18 8 34 19 47 34 13 14 24 30 31 49 8 18 11 38 11 58 0 31-7 59-23 85-15 26-31 46-47 60-17 15-44 38-82 69s-64 55-78 72c-6 7-12 15-18 25z">
            <text:p/>
          </draw:path>
          <draw:path draw:style-name="gr2" draw:text-style-name="P1" draw:layer="layout" svg:width="0.387cm" svg:height="0.568cm" svg:x="6.44cm" svg:y="11.944cm" svg:viewBox="0 0 388 569" svg:d="M388 288c0 41-3 77-8 107-5 29-14 56-28 81-17 30-39 53-66 69-28 16-58 24-91 24-39 0-73-11-104-33-30-21-53-51-68-90-8-21-14-44-18-70-3-25-5-52-5-82 0-38 2-73 6-103 4-31 10-57 19-79 15-37 37-64 65-83s62-29 102-29c26 0 49 4 71 13 21 8 39 21 55 37 17 16 30 36 41 60 19 42 29 101 29 178zM284 280c0-46-3-84-8-114-6-29-15-51-28-66-14-15-32-23-55-23-33 0-56 17-69 50-13 34-20 86-20 156 0 48 3 86 8 117 6 30 15 53 28 69 14 15 31 23 54 23s41-8 54-24c14-16 23-40 28-70s8-69 8-118z">
            <text:p/>
          </draw:path>
          <draw:path draw:style-name="gr2" draw:text-style-name="P1" draw:layer="layout" svg:width="0.388cm" svg:height="0.558cm" svg:x="6.908cm" svg:y="11.945cm" svg:viewBox="0 0 389 559" svg:d="M131 470h197c20 0 35 4 45 12 11 8 16 19 16 33 0 12-4 23-12 31-9 9-21 13-38 13h-279c-19 0-33-5-44-16-11-10-16-22-16-37 0-9 3-21 10-36s15-26 23-35c33-35 64-65 91-90s46-41 58-49c20-14 37-29 51-44s24-30 32-45c7-16 10-31 10-46 0-16-3-31-11-44-8-12-18-22-32-29-13-7-27-11-43-11-33 0-59 15-78 44-2 3-7 14-13 31s-12 30-20 39c-7 9-18 13-33 13-12 0-23-4-31-12s-12-20-12-34c0-18 3-36 11-55s20-36 35-51c16-16 36-28 59-38 24-9 52-14 84-14 39 0 72 6 99 18 18 8 34 19 47 34 13 14 24 30 31 49 8 18 11 38 11 58 0 31-7 59-23 85-15 26-31 46-47 60-17 15-44 38-82 69s-64 55-78 72c-6 7-12 15-18 25z">
            <text:p/>
          </draw:path>
          <draw:path draw:style-name="gr2" draw:text-style-name="P1" draw:layer="layout" svg:width="0.437cm" svg:height="0.571cm" svg:x="7.337cm" svg:y="11.941cm" svg:viewBox="0 0 438 572" svg:d="M262 514v-70h-190c-24 0-42-5-54-16s-18-26-18-45c0-4 1-9 3-14 1-5 4-10 8-16 3-5 7-10 11-15 3-6 8-12 14-19l200-269c14-17 24-30 33-38 8-8 19-12 30-12 39 0 58 22 58 66v293h17c19 0 35 3 46 8 12 5 18 17 18 35 0 15-5 25-14 32-10 7-24 10-44 10h-23v70c0 20-4 34-13 44-8 9-20 14-34 14s-26-5-35-15c-8-9-13-24-13-43zM99 359h163v-220z">
            <text:p/>
          </draw:path>
        </draw:g>
        <draw:g draw:style-name="gr1">
          <draw:path draw:style-name="gr3" draw:text-style-name="P2" draw:layer="layout" svg:width="9.999cm" svg:height="9.999cm" svg:x="0cm" svg:y="0cm" svg:viewBox="0 0 10000 10000" svg:d="M2160 270v-130c0-79 61-140 140-140s139 61 139 140v130 8 263h262v-132c0-79 60-139 139-139h131v-130c0-79 61-140 139-140h131 8 131c78 0 139 61 139 140v130 8 131c0 80-61 140-139 140h-131-8-262v261h262 8 262 8 131c79 0 139 61 139 140s-60 138-139 138h-131-8-262-8-262-8-131c-79 0-139-59-139-138v-131h-262-8-131c-79 0-140-61-140-140v-130-8-263zM3781 270v-130c0-79 61-140 139-140h131 8 131c79 0 139 61 139 140v130 8 131c0 80-60 140-139 140h-131v130c0 79-60 140-139 140-78 0-139-61-139-140v-130-8-263zM4869 140c0 24-6 48-19 69-12 22-30 38-51 50-21 13-43 19-68 19s-49-6-70-19c-21-12-39-28-51-50-12-21-19-45-19-69 0-25 7-49 19-70s30-39 51-51 44-19 70-19c24 0 47 7 68 19s39 30 51 51c13 21 19 45 19 70zM5000 549c-79 0-138-60-138-140 0-79 59-139 138-139h131v-130c0-79 61-140 140-140 78 0 138 61 138 140v130 8 263 8 130c0 79-60 140-138 140-79 0-140-61-140-140v-130zM5950 140c0 24-7 48-19 69-12 22-30 38-51 50-21 13-45 19-70 19-24 0-48-6-70-19-21-12-38-28-51-50-12-21-17-45-17-69 0-25 5-49 17-70 13-21 30-39 51-51 22-12 46-19 70-19 25 0 49 7 70 19s39 30 51 51 19 45 19 70zM6481 278h-131c-79 0-138-60-138-138 0-79 59-140 138-140h131 9 131c78 0 138 61 138 140 0 78-60 138-138 138h-131zM7022 541v-132c0-79 60-139 138-139h131 9 262 7 131c80 0 140 60 140 139v132 8 130c0 79-60 140-140 140h-131-7-262-9-131c-78 0-138-61-138-140v-130zM4591 810v-131c0-78 60-138 140-138 78 0 138 60 138 138v131h131c79 0 140 61 140 140s-61 138-140 138h-131v131c0 79-60 140-138 140h-132v262 7 263 8 261h263v-261-8-263-7-131c0-79 59-140 138-140s140 61 140 140v131 7 263 8 261 9 131c0 79-61 139-140 139h-131-7-263-8-131c-78 0-139-60-139-139v-131h-262v262 8 130c0 80-60 140-139 140-78 0-139-60-139-140v-130-8-262h-131c-79 0-139-61-139-139 0-79 60-139 139-139h131v-131c0-80 61-139 139-139 79 0 139 59 139 139v131h262v-263h-131c-79 0-139-60-139-138 0-79 60-140 139-140h131v-131c0-78 61-138 139-138h131v-262zM6481 810v-131c0-78 61-138 140-138 78 0 138 60 138 138v131h132c79 0 139 61 139 140s-60 138-139 138h-132v131c0 79-60 140-138 140-79 0-140-61-140-140v-131-7-262zM5401 1081v-131c0-79 60-140 139-140h132 8 130c79 0 140 61 140 140v131h131c78 0 138 60 138 138 0 79-60 140-138 140h-131-9-261-8-132c-79 0-139-61-139-140v-131zM2160 1621v-131c0-79 61-140 140-140h131v-131c0-78 60-138 138-138 80 0 140 60 140 138v131 9 131c0 78-60 138-140 138h-130v263 8 261 9 262h130c80 0 140 60 140 138 0 80-60 140-140 140h-130v131c0 78-60 139-139 139s-140-61-140-139v-131h-130c-79 0-139-60-139-140 0-78 60-138 139-138h130v-262-9-261-8-263zM4059 1219c0 25-7 49-19 70s-30 39-51 51-44 19-69 19c-24 0-48-7-69-19s-39-30-51-51c-13-21-19-45-19-70 0-24 6-47 19-68 12-22 30-39 51-51 21-13 45-19 69-19 25 0 48 6 69 19 21 12 39 29 51 51 12 21 19 44 19 68zM3249 1490c0 24-7 48-19 70-12 21-29 38-51 51-22 12-44 17-69 17-24 0-49-5-70-17-21-13-38-30-51-51-12-22-18-46-18-70 0-25 6-49 18-70 13-21 30-39 51-51s46-19 70-19c25 0 47 7 69 19s39 30 51 51 19 45 19 70zM7431 1628c-79 0-140-60-140-138 0-79 61-140 140-140h131 7 131c80 0 140 61 140 140v131 7 263 8 261h261 9 262 8 130c79 0 140 61 140 140v131 8 262h131c79 0 138 60 138 139v131 8 262 8 131c0 78-59 139-138 139s-139-61-139-139v-131h-262v131c0 78-60 139-139 139h-131v262 8 131c0 79-61 139-139 139-79 0-139-60-139-139v-131h-132c-79 0-138-60-138-139v-131h-262-9-261v262h261 9 131c79 0 138 61 138 139 0 79-59 139-138 139h-131v262h131c79 0 138 61 138 139 0 79-59 139-138 139h-131-9-261v263h261 9 262v-131c0-80 59-140 138-140 80 0 140 60 140 140v131 7 262 9 131c0 78-60 138-140 138-79 0-138-60-138-138v-131h-262v261 8 131c0 80-61 140-140 140h-130-8-263v130c0 79-60 140-138 140-79 0-140-61-140-140v-130-8-263-8-130c0-79 61-140 140-140 78 0 138 61 138 140v130h263v-261h-131c-80 0-140-61-140-140v-131h-130c-79 0-140-60-140-138 0-80 61-140 140-140h130v-131c0-78 60-139 140-139h131v-262h-131c-80 0-140-60-140-139v-131-8-262h-261-9-262-7-131c-79 0-140-61-140-139v-131h-131c-78 0-138-60-138-139v-131h-132c-79 0-139-61-139-139v-131h-130c-79 0-140-60-140-140 0-78 61-138 140-138h130v-262-9-261-8-131c0-80 60-139 139-139 80 0 140 59 140 139v131h130c79 0 140 60 140 139v130h262v-130c0-79 59-139 138-139s140 60 140 139v130h261 8 132c79 0 139 61 139 140v131h130c79 0 140 60 140 138v132h131c79 0 138 60 138 139 0 78-59 139-138 139h-131v262h262 7 263 8 261v-262-8-131c0-79 61-139 140-139h131v-262h-262-9-261-8-132c-79 0-138-60-138-139v-131-9-261-8-263zM2979 1760c0 25-6 48-18 69-13 21-30 39-51 51s-46 19-70 19c-25 0-49-7-70-19s-39-30-51-51-18-44-18-69c0-24 6-49 18-70s30-38 51-51c21-12 45-18 70-18 24 0 49 6 70 18 21 13 38 30 51 51 12 21 18 46 18 70zM3519 1760c0 25-6 48-19 69-12 21-30 39-51 51s-45 19-69 19c-25 0-48-7-69-19s-39-30-51-51-19-44-19-69c0-24 7-49 19-70s30-38 51-51c21-12 44-18 69-18 24 0 48 6 69 18 21 13 39 30 51 51 13 21 19 46 19 70zM7022 2979h-131c-80 0-140-61-140-139v-131-8-262h-261v262 8 262h131c78 0 138 61 138 139v131h263zM6212 2709h-131c-79 0-140-60-140-140v-130h-261v262h130c79 0 140 60 140 139v131h262zM6219 1760c0 25-6 48-19 69-12 21-29 39-51 51-21 12-44 19-68 19-25 0-49-7-70-19s-39-30-51-51-19-44-19-69c0-24 7-49 19-70s30-38 51-51c21-12 45-18 70-18 24 0 47 6 68 18 22 13 39 30 51 51 13 21 19 46 19 70zM6759 1760c0 25-5 48-18 69-12 21-30 39-51 51s-45 19-69 19c-25 0-49-7-70-19s-39-30-51-51-19-44-19-69c0-24 7-49 19-70s30-38 51-51c21-12 45-18 70-18 24 0 48 6 69 18 21 13 39 30 51 51 13 21 18 46 18 70zM7300 1760c0 25-7 48-19 69s-30 39-51 51-45 19-70 19c-24 0-48-7-69-19-22-12-38-30-50-51-13-21-19-44-19-69 0-24 6-49 19-70 12-21 28-38 50-51 21-12 45-18 69-18 25 0 49 6 70 18 21 13 39 30 51 51s19 46 19 70zM3249 2030c0 24-7 48-19 69s-29 39-51 51c-22 13-44 19-69 19-24 0-49-6-70-19-21-12-38-30-51-51-12-21-18-45-18-69 0-25 6-48 18-70 13-21 30-38 51-50s46-19 70-19c25 0 47 7 69 19s39 29 51 50c12 22 19 45 19 70zM270 2701v-132c0-78 60-138 139-138h132v-131c0-79 60-140 138-140h131 9 262 7 131c79 0 140 61 140 140v131 8 130c0 80-61 140-140 140-78 0-138-60-138-140v-130h-262v130c0 80-61 140-140 140h-130v131c0 78-60 139-140 139-79 0-139-61-139-139v-131zM1899 2300c0 24-7 49-19 70s-30 38-51 51-44 18-69 18c-24 0-49-5-70-18s-38-30-51-51c-12-21-18-46-18-70s6-49 18-70c13-21 30-39 51-51s46-19 70-19c25 0 48 7 69 19s39 30 51 51 19 46 19 70zM3519 2300c0 24-6 49-19 70-12 21-30 38-51 51s-45 18-69 18c-25 0-48-5-69-18s-39-30-51-51-19-46-19-70 7-49 19-70 30-39 51-51 44-19 69-19c24 0 48 7 69 19s39 30 51 51c13 21 19 46 19 70zM9451 2439h-130c-79 0-139-60-139-139s60-140 139-140h130 9 262 8 132c78 0 138 61 138 140s-60 139-138 139h-132-8-262zM3249 2569c0 26-7 49-19 70s-29 39-51 51-44 19-69 19c-24 0-49-7-70-19s-38-30-51-51c-12-21-18-44-18-70 0-24 6-47 18-68 13-21 30-39 51-51 21-13 46-19 70-19 25 0 47 6 69 19 22 12 39 30 51 51s19 44 19 68zM9190 2569c0 26-7 49-19 70s-30 39-51 51-44 19-69 19c-24 0-48-7-70-19-21-12-38-30-51-51-12-21-18-44-18-70 0-24 6-47 18-68 13-21 30-39 51-51 22-13 46-19 70-19 25 0 48 6 69 19 21 12 39 30 51 51s19 44 19 68zM1350 2971v-131c0-79 61-139 140-139h131 7 132c79 0 139 60 139 139 0 78-60 139-139 139h-132v262h263v-131c0-78 60-139 139-139 78 0 139 61 139 139v131h131c79 0 139 60 139 139 0 78-60 139-139 139h-131v131c0 79-61 139-139 139-79 0-139-60-139-139v-131h-263-7-262-9-131c-78 0-138-61-138-139 0-79 60-139 138-139h131v-262zM3380 2979c-79 0-139-61-139-139 0-79 60-139 139-139h131 8 131c79 0 139 60 139 139v131h131c79 0 139 61 139 139 0 79-60 139-139 139h-131v131c0 78-60 139-139 139h-131v262 8 262 8 262 8 262 8 263 7 131c0 79-61 140-139 140-79 0-139-61-139-140v-131-7-263h-131c-78 0-139-60-139-139v-131-8-131c0-79 61-139 139-139h131v-262h-131c-78 0-139-60-139-139s61-139 139-139h131v-131c0-79 60-139 139-139h131v-262zM9722 2971v-131c0-79 60-139 140-139 78 0 138 60 138 139v131 8 262 8 131c0 78-60 139-138 139h-132-8-262v131c0 79-61 139-139 139h-131v131c0 79-60 139-139 139-78 0-139-60-139-139v-131-8-131c0-79 61-139 139-139h131v-131c0-79 60-139 139-139h130 9 262v-262zM0 3241v-131c0-78 61-139 140-139 78 0 138 61 138 139v131 8 262 8 131c0 79-60 139-138 139-79 0-140-60-140-139v-131-8-262zM810 3249h-131c-78 0-138-60-138-139 0-78 60-139 138-139h131 9 131c79 0 138 61 138 139 0 79-59 139-138 139h-131zM2569 3249c-78 0-138-60-138-139 0-78 60-139 138-139h132 8 131c78 0 139 61 139 139v131 8 131c0 78-61 139-139 139-79 0-139-61-139-139v-131zM4460 3249c-78 0-139-60-139-139 0-78 61-139 139-139h131 8 263 7 131c79 0 140 61 140 139 0 79-61 139-140 139h-131v131c0 78-60 139-138 139-80 0-140-61-140-139v-131zM4329 3380c0 24-6 48-18 69-13 21-30 39-51 51-21 13-46 19-70 19-25 0-47-6-69-19-22-12-39-30-51-51s-19-45-19-69c0-25 7-48 19-69s29-39 51-51 44-19 69-19c24 0 49 7 70 19s38 30 51 51c12 21 18 44 18 69zM819 3650c0 24-7 49-19 70s-30 39-51 51-45 18-70 18c-24 0-48-6-69-18s-39-30-51-51c-13-21-18-46-18-70s5-49 18-70c12-21 30-39 51-51s45-18 69-18c25 0 49 6 70 18s39 30 51 51 19 46 19 70zM2709 3650c0 24-7 49-19 70s-30 39-51 51-45 18-70 18-47-6-68-18-39-30-51-51c-13-21-19-46-19-70s6-49 19-70c12-21 30-39 51-51s44-18 68-18c26 0 49 6 70 18s39 30 51 51 19 46 19 70zM8372 3781v-131c0-79 60-139 138-139 79 0 140 60 140 139v131 8 131c0 79-61 139-140 139-78 0-138-60-138-139v-131zM549 3920c0 25-7 48-19 69s-30 39-51 51-46 19-70 19-48-7-69-19-39-30-51-51-19-44-19-69c0-24 7-48 19-69s30-39 51-51c21-13 45-19 69-19s49 6 70 19c21 12 39 30 51 51s19 45 19 69zM1088 3920c0 25-6 48-18 69-13 21-30 39-51 51-22 12-45 19-69 19s-49-7-70-19-39-30-51-51-19-44-19-69c0-24 7-48 19-69s30-39 51-51c21-13 46-19 70-19s47 6 69 19c21 12 38 30 51 51 12 21 18 45 18 69zM1899 3920c0 25-7 48-19 69s-30 39-51 51-44 19-69 19c-24 0-49-7-70-19s-38-30-51-51c-12-21-18-44-18-69 0-24 6-48 18-69 13-21 30-39 51-51 21-13 46-19 70-19 25 0 48 6 69 19 21 12 39 30 51 51s19 45 19 69zM2979 3920c0 25-6 48-18 69-13 21-30 39-51 51s-46 19-70 19c-25 0-49-7-70-19s-39-30-51-51-18-44-18-69c0-24 6-48 18-69s30-39 51-51c21-13 45-19 70-19 24 0 49 6 70 19 21 12 38 30 51 51 12 21 18 45 18 69zM9591 4059c-79 0-140-60-140-139 0-78 61-139 140-139h131 8 132c78 0 138 61 138 139v131 8 262 8 131c0 79-60 139-138 139h-132-8-262v132c0 78-61 138-139 138h-131v131c0 79-60 140-139 140h-132-7-131c-79 0-139-61-139-140s60-138 139-138h131v-131c0-80 61-140 139-140h131v-131c0-78 60-139 139-139h130 9 262v-262zM0 4321v-131c0-79 61-139 140-139 78 0 138 60 138 139v131 8 131c0 79-60 139-138 139-79 0-140-60-140-139v-131zM541 4321v-131c0-79 60-139 138-139 79 0 140 60 140 139v131 8 131c0 79-61 139-140 139-78 0-138-60-138-139v-131zM1628 4190c0 24-5 49-17 70-13 21-30 38-51 51-22 12-46 18-70 18-25 0-49-6-70-18-21-13-39-30-51-51s-19-46-19-70c0-25 7-48 19-69 12-22 30-39 51-51s45-19 70-19c24 0 48 7 70 19 21 12 38 29 51 51 12 21 17 44 17 69zM1891 4599h-131c-80 0-139-60-139-139 0-78 59-139 139-139h131 8 261 9 131c79 0 139 61 139 139 0 79-60 139-139 139h-131-9-261zM8101 4599h-130c-79 0-139-60-139-139 0-78 60-139 139-139h130 9 131c79 0 139 61 139 139 0 79-60 139-139 139h-131zM8919 4460c0 25-5 49-17 70-13 21-30 39-51 51s-46 18-70 18c-25 0-49-6-70-18s-39-30-51-51-18-45-18-70c0-24 6-49 18-70s30-38 51-51c21-12 45-18 70-18 24 0 49 6 70 18 21 13 38 30 51 51 12 21 17 46 17 70zM549 4731c0 24-7 47-19 68s-30 39-51 51c-21 13-46 19-70 19s-48-6-69-19c-21-12-39-30-51-51s-19-44-19-68c0-26 7-49 19-70s30-39 51-51 45-19 69-19 49 7 70 19 39 30 51 51 19 44 19 70zM0 5131v-131c0-79 61-138 140-138 78 0 138 59 138 138v131h131c80 0 140 61 140 140 0 78-60 138-140 138h-131-8-130c-79 0-140-60-140-138v-131zM1891 5140h-131c-80 0-139-61-139-140s59-138 139-138h131 8 261 9 131c79 0 139 59 139 138s-60 140-139 140h-131-9-261zM2979 5000c0 24-6 49-18 70-13 21-30 39-51 51s-46 19-70 19c-25 0-49-7-70-19s-39-30-51-51-18-46-18-70 6-49 18-70 30-38 51-51 45-17 70-17c24 0 49 4 70 17s38 30 51 51c12 21 18 46 18 70zM8380 5000c0 24-7 49-19 70s-30 39-51 51c-22 12-45 19-69 19s-49-7-70-19-39-30-51-51-19-46-19-70 7-49 19-70 30-38 51-51 46-17 70-17 47 4 69 17c21 13 39 30 51 51s19 46 19 70zM9451 5131v-131c0-79 61-138 140-138h131 8 132c78 0 138 59 138 138s-60 140-138 140h-132v131c0 78-60 138-139 138s-140-60-140-138v-131zM1088 5271c0 24-6 48-18 69-13 22-30 38-51 50-22 12-45 19-69 19s-49-7-70-19-39-28-51-50c-12-21-19-45-19-69 0-25 7-49 19-70s30-39 51-51c21-13 46-19 70-19s47 6 69 19c21 12 38 30 51 51 12 21 18 45 18 70zM1628 5271c0 24-5 48-17 69-13 22-30 38-51 50-22 12-46 19-70 19-25 0-49-7-70-19s-39-28-51-50c-12-21-19-45-19-69 0-25 7-49 19-70s30-39 51-51c21-13 45-19 70-19 24 0 48 6 70 19 21 12 38 30 51 51 12 21 17 45 17 70zM2431 5401v-130c0-79 60-140 138-140 80 0 140 61 140 140v130 8 263 8 130c0 79-60 140-140 140-78 0-138-61-138-140v-130-8-263zM1899 5540c0 24-7 49-19 70s-30 38-51 51c-21 12-44 19-69 19-24 0-49-7-70-19-21-13-38-30-51-51-12-21-18-46-18-70 0-25 6-48 18-69 13-21 30-39 51-51s46-19 70-19c25 0 48 7 69 19s39 30 51 51 19 44 19 69zM8241 5680c-79 0-140-60-140-140 0-79 61-139 140-139h131 8 262 8 131c79 0 138 60 138 139 0 80-59 140-138 140h-131v130c0 79-61 140-140 140-78 0-138-61-138-140v-130zM9182 5672v-132c0-79 60-139 139-139 78 0 139 60 139 139v132 8 130c0 79-61 140-139 140-79 0-139-61-139-140v-130zM1081 5950h-131c-79 0-140-61-140-140 0-78 61-138 140-138h131 7 262 9 131c78 0 138 60 138 138 0 79-60 140-138 140h-131-9-262zM1891 6219h-131c-80 0-139-60-139-138 0-79 59-140 139-140h131v-131c0-78 60-138 139-138 78 0 139 60 139 138v131 9 131c0 78-61 138-139 138h-131zM3519 5810c0 25-6 49-19 70-12 21-30 39-51 51s-45 19-69 19c-25 0-48-7-69-19s-39-30-51-51-19-45-19-70c0-24 7-48 19-70 12-21 30-38 51-51 21-12 44-17 69-17 24 0 48 5 69 17 21 13 39 30 51 51 13 22 19 46 19 70zM409 6219c-79 0-139-60-139-138 0-79 60-140 139-140h132 8 130c79 0 140 61 140 140v131h262 7 131c79 0 140 59 140 138s-61 140-140 140h-131v131c0 78-59 138-138 138h-131v263 8 130c0 79-61 140-140 140-78 0-138-61-138-140v-130-8-263h-132c-79 0-139-60-139-138 0-79 60-140 139-140h132v-262zM2840 6219c-79 0-139-60-139-138 0-79 60-140 139-140h131 8 131c79 0 139 61 139 140v131h131c78 0 139 59 139 138v131h262 8 262 8 262 8 131c79 0 139 61 139 140v130 8 132c0 79-60 139-139 139-78 0-139-60-139-139v-132h-262-8-262v263 8 130c0 79-60 140-139 140s-139-61-139-140v-130-8-263h-131c-79 0-139-60-139-138v-131h-131c-78 0-139-61-139-140v-131zM7030 6081c0 24-7 47-19 68-12 22-30 39-51 51-21 13-45 19-69 19s-49-6-70-19c-21-12-39-29-51-51-12-21-19-44-19-68 0-25 7-49 19-70s30-39 51-51 46-19 70-19 48 7 69 19 39 30 51 51 19 45 19 70zM7569 6081c0 24-6 47-18 68-13 22-29 39-50 51-22 13-46 19-70 19-25 0-49-6-70-19-21-12-39-29-51-51-12-21-19-44-19-68 0-25 7-49 19-70s30-39 51-51 45-19 70-19c24 0 48 7 70 19 21 12 37 30 50 51s18 45 18 70zM8110 6081c0 24-6 47-19 68-12 22-30 39-51 51-21 13-45 19-69 19-25 0-49-6-70-19-21-12-39-29-51-51-12-21-18-44-18-68 0-25 6-49 18-70s30-39 51-51 45-19 70-19c24 0 48 7 69 19s39 30 51 51c13 21 19 45 19 70zM9451 6212v-131c0-79 61-140 140-140h131 8 132c78 0 138 61 138 140 0 78-60 138-138 138h-132v131c0 79-60 140-139 140s-140-61-140-140v-131zM278 6350c0 24-6 49-19 70-12 21-28 39-50 51-21 12-45 19-69 19-25 0-49-7-70-19s-39-30-51-51-19-46-19-70 7-48 19-69c12-22 30-38 51-51 21-12 45-18 70-18 24 0 48 6 69 18 22 13 38 29 50 51 13 21 19 45 19 69zM2431 6490h-131c-79 0-140-61-140-140s61-138 140-138h131 8 130c80 0 140 59 140 138s-60 140-140 140h-130zM6481 6759h-262v263h262 9 261 8 263v-131c0-80 60-140 138-140 79 0 140 60 140 140v131h262 7 131c80 0 140 60 140 138v131h131c78 0 139 61 139 140v131h262 8 262v-131c0-79 60-140 139-140s138 61 138 140v131h263 8 261 9 131c79 0 139 59 139 138v132 8 261h132c78 0 138 61 138 140v131 8 130c0 79-60 140-138 140h-132-8-131c-79 0-140-61-140-140v-130-8-262-9-261h-261-8-263v261h132c79 0 139 61 139 140s-60 139-139 139h-132v262 8 262 7 132c0 79-59 139-138 139s-139-60-139-139v-132h-262v132c0 79-60 139-139 139s-140-60-140-139v-132h-261-8-263-7-262-9-261v132c0 79-60 139-139 139h-132v131c0 78-60 139-138 139-79 0-140-61-140-139v-131-8-263-7-262-8-132c0-78 61-138 140-138 78 0 138 60 138 138v132h263v-132c0-78 60-138 138-138 79 0 140 60 140 138v132h262v-262-8-262-9-261-8-263h-262v131c0 80-61 140-140 140h-130-8-263-8-261v131c0 78-61 139-140 139h-131v262 8 262 8 262 7 263 8 131c0 78-60 139-138 139h-131-9-131c-78 0-138-61-138-139v-131h-263v261h131c80 0 140 61 140 140s-60 139-140 139h-131-8-261v132c0 78-61 138-140 138s-138-60-138-138v-132h-263-8-262-8-262v132c0 78-60 138-139 138h-131-8-131c-79 0-139-60-139-138 0-80 60-140 139-140h131v-131c0-79 61-140 139-140h131 8 262 8 262 8 263v-261-8-131c0-78 59-139 138-139h131v-131c0-79 61-139 140-139 78 0 138 60 138 139v131h263v-262h-132c-79 0-139-61-139-140v-130h-130c-79 0-140-60-140-139v-131-9-261-8-263-7-262h-262-7-131c-80 0-140-61-140-140 0-78 60-138 140-138h131 7 262 9 261v-131c0-80 60-140 139-140h132 8 261v-130c0-79 61-140 140-140h131 7 262v-131c0-79 61-138 140-138 78 0 138 59 138 138v131h132c79 0 139 61 139 140 0 78-60 138-139 138h-132-8-261zM8642 8380v-8-262-9-261h-262-8-262-9-261v261 9 262 8 262h261 9 262 8 262zM5941 8110h-131c-78 0-138-61-138-139v-131-8-132c0-79 60-138 138-138 79 0 140 59 140 138v132h262v-263-7-262h-131c-79 0-140-61-140-140v-130h-261v261 9 131c0 79-60 138-140 138h-131v263 8 261h131c80 0 140 61 140 140v131h261zM7022 7300h-263-8-261v262h261 8 263zM8650 6350c0 24-7 49-19 70s-30 39-51 51-45 19-70 19c-24 0-47-7-68-19s-39-30-51-51c-13-21-19-46-19-70s6-48 19-69c12-22 30-38 51-51 21-12 44-18 68-18 25 0 49 6 70 18 21 13 39 29 51 51 12 21 19 45 19 69zM1760 6759c-80 0-139-60-139-138 0-79 59-140 139-140h131 8 131c78 0 139 61 139 140v130h131c79 0 139 60 139 140v131h262 8 131c78 0 139 60 139 138v131h131c79 0 139 61 139 140v131h131c78 0 139 59 139 138v132h262v-132c0-79 61-138 139-138h131 8 262v-131c0-79 61-140 139-140 79 0 139 61 139 140v131h132c78 0 138 59 138 138 0 80-60 140-138 140h-132-8-262v131c0 78-60 139-139 139h-131-8-262v262 8 262 8 131c0 79-60 138-139 138h-131-8-131c-79 0-139-59-139-138v-131h-262-8-262v262 7 132c0 79-60 139-140 139h-130v131c0 78-60 139-139 139s-140-61-140-139v-131-8-263-7-131c0-79 61-139 140-139h131v-132c0-78 60-138 138-138h132 8 262v-262-9-261-8-263h-262-8-132c-78 0-138-59-138-138v-131h-131c-79 0-140-61-140-140v-130h-130c-79 0-139-60-139-139v-132zM5131 6759h-131c-79 0-138-60-138-138 0-79 59-140 138-140h131 9 131c78 0 138 61 138 140 0 78-60 138-138 138h-131zM7840 6621c0 24-7 48-19 69s-30 39-51 51c-21 13-45 18-70 18-24 0-48-5-69-18-21-12-38-30-51-51-12-21-18-45-18-69 0-25 6-49 18-70 13-21 30-39 51-51s45-19 69-19c25 0 49 7 70 19s39 30 51 51 19 45 19 70zM8380 6621c0 24-7 48-19 69s-30 39-51 51c-22 13-45 18-69 18s-49-5-70-18c-21-12-39-30-51-51s-19-45-19-69c0-25 7-49 19-70s30-39 51-51 46-19 70-19 47 7 69 19c21 12 39 30 51 51s19 45 19 70zM8912 6759h-131c-79 0-139-60-139-138 0-79 60-140 139-140h131 7 263 8 131c78 0 139 61 139 140 0 78-61 138-139 138h-131-8-263zM0 7022v-131c0-80 61-140 140-140 78 0 138 60 138 140v131 8 261 9 262 7 131c0 80-60 140-138 140-79 0-140-60-140-140v-131-7-262-9-261zM3249 6891c0 24-7 48-19 69s-29 39-51 51-44 19-69 19c-24 0-49-7-70-19s-38-30-51-51c-12-21-18-45-18-69s6-49 18-70c13-21 30-39 51-51s46-19 70-19c25 0 47 7 69 19s39 30 51 51 19 46 19 70zM8650 6891c0 24-7 48-19 69s-30 39-51 51-45 19-70 19c-24 0-47-7-68-19s-39-30-51-51c-13-21-19-45-19-69s6-49 19-70c12-21 30-39 51-51s44-19 68-19c25 0 49 7 70 19s39 30 51 51 19 46 19 70zM9451 7022v-131c0-80 61-140 140-140s139 60 139 140v131h132c78 0 138 60 138 138 0 79-60 140-138 140h-132-8-131c-79 0-140-61-140-140v-130zM1081 7840h-131c-79 0-140-60-140-140 0-79 61-138 140-138h131v-131c0-79 60-140 138-140h131v-131c0-78 61-138 140-138h131 7 132c79 0 139 60 139 138 0 79-60 140-139 140h-132v131c0 79-60 138-138 138h-131v131c0 80-61 140-140 140h-131zM4329 7160c0 25-6 49-18 70-13 21-30 39-51 51s-46 19-70 19c-25 0-47-7-69-19s-39-30-51-51-19-45-19-70c0-24 7-47 19-69s29-38 51-50c22-13 44-19 69-19 24 0 49 6 70 19 21 12 38 28 51 50 12 22 18 45 18 69zM8380 7160c0 25-7 49-19 70s-30 39-51 51c-22 12-45 19-69 19s-49-7-70-19-39-30-51-51-19-45-19-70c0-24 7-47 19-69s30-38 51-50c21-13 46-19 70-19s47 6 69 19c21 12 39 28 51 50s19 45 19 69zM9190 7160c0 25-7 49-19 70s-30 39-51 51-44 19-69 19c-24 0-48-7-70-19-21-12-38-30-51-51-12-21-18-45-18-70 0-24 6-47 18-69 13-22 30-38 51-50 22-13 46-19 70-19 25 0 48 6 69 19 21 12 39 28 51 50s19 45 19 69zM1891 7840h-131c-80 0-139-60-139-140 0-79 59-138 139-138h131v-131c0-79 60-140 139-140 78 0 139 61 139 140v131h131c79 0 139 59 139 138v132 8 131c0 78-60 139-139 139s-140-61-140-139v-131h-261zM4869 8241c0 24-6 47-19 69-12 21-30 39-51 51s-43 19-68 19-49-7-70-19-39-30-51-51c-12-22-19-45-19-69s7-49 19-70 30-39 51-51 44-19 70-19c24 0 47 7 68 19s39 30 51 51c13 21 19 46 19 70zM8380 8241c0 24-7 47-19 69-12 21-30 39-51 51-22 12-45 19-69 19s-49-7-70-19-39-30-51-51c-12-22-19-45-19-69s7-49 19-70 30-39 51-51 46-19 70-19 47 7 69 19c21 12 39 30 51 51s19 46 19 70zM4051 8642v-132c0-78 60-138 139-138h131 8 131c79 0 139 60 139 138v132h132c78 0 138 60 138 139s-60 138-138 138h-132v132c0 79-60 139-139 139h-131-8-262-8-131c-78 0-139-60-139-139 0-78 61-139 139-139h131v-262zM9460 8781c0 24-6 49-19 70-12 21-29 38-51 51-21 12-45 17-69 17-25 0-47-5-69-17-22-13-39-30-51-51s-19-46-19-70c0-25 7-49 19-70s29-39 51-51 44-18 69-18c24 0 48 6 69 18 22 12 39 30 51 51 13 21 19 45 19 70zM2971 9730h-262v132c0 78-60 138-140 138-78 0-138-60-138-138v-132-8-131c0-79 60-140 138-140h132 8 262v-130c0-79 61-139 139-139 79 0 139 60 139 139v130h131c78 0 139 61 139 140s-61 139-139 139h-131-8-262zM3789 9321c0 24-6 48-18 69-12 22-30 39-51 51-21 13-46 19-70 19s-49-6-70-19c-21-12-39-29-51-51-12-21-18-45-18-69 0-25 6-48 18-69 12-22 30-39 51-51s46-19 70-19 49 7 70 19 39 29 51 51c12 21 18 44 18 69zM7562 9730h-131c-79 0-140-60-140-139s61-140 140-140h131v-130c0-79 59-139 138-139h132 8 131c78 0 139 60 139 139 0 78-61 139-139 139h-131v131c0 79-60 139-140 139h-131zM8650 9321c0 24-7 48-19 69-12 22-30 39-51 51-21 13-45 19-70 19-24 0-47-6-68-19-21-12-39-29-51-51-13-21-19-45-19-69 0-25 6-48 19-69 12-22 30-39 51-51s44-19 68-19c25 0 49 7 70 19s39 29 51 51c12 21 19 44 19 69zM9722 9451v-130c0-79 60-139 140-139 78 0 138 60 138 139v130 9 262 8 132c0 78-60 138-138 138h-132-8-262-9-261-8-263-7-262-8-132c-78 0-138-60-138-138 0-80 60-140 138-140h132 8 262 7 263 8 261 9 262v-262zM8380 9591c0 24-7 49-19 70s-30 39-51 51c-22 12-45 18-69 18s-49-6-70-18-39-30-51-51-19-46-19-70 7-49 19-70 30-39 51-51 46-19 70-19 47 7 69 19c21 12 39 30 51 51s19 46 19 70zM6219 9862c0 24-6 47-19 68-12 21-29 39-51 51-21 12-44 19-68 19-25 0-49-7-70-19s-39-30-51-51-19-44-19-68c0-26 7-49 19-70s30-39 51-51 45-19 70-19c24 0 47 7 68 19 22 12 39 30 51 51 13 21 19 44 19 70zM6751 10000h-130c-79 0-140-60-140-138 0-80 61-140 140-140h130 8 263 8 130c79 0 140 60 140 140 0 78-61 138-140 138h-130-8-263zM8110 9862c0 24-6 47-19 68-12 21-30 39-51 51s-45 19-69 19c-25 0-49-7-70-19s-39-30-51-51-18-44-18-68c0-26 6-49 18-70s30-39 51-51 45-19 70-19c24 0 48 7 69 19s39 30 51 51c13 21 19 44 19 70zM609 1891c-339 0-609-270-609-607v-690c0-324 270-594 594-594h690c337 0 607 270 607 609v688c0 324-270 594-594 594zM1621 648c0-216-162-378-378-378h-595c-202 0-378 176-378 378v595c0 216 162 378 378 378h595c202 0 378-176 378-378zM8709 1891c-337 0-608-270-608-607v-690c0-324 271-594 595-594h688c338 0 608 270 608 609v688c0 324-270 594-594 594zM9722 648c0-216-162-378-378-378h-594c-203 0-378 176-378 378v595c0 216 162 378 378 378h594c203 0 378-176 378-378zM609 9992c-339 0-609-270-609-608v-688c0-324 270-595 594-595h690c337 0 607 271 607 608v689c0 324-270 594-594 594zM1621 8750c0-216-162-378-378-378h-595c-202 0-378 175-378 378v594c0 216 162 378 378 378h595c202 0 378-175 378-378zM541 541h809v809h-809zM8642 541h809v809h-809zM541 8642h809v809h-809z">
            <text:p/>
          </draw:path>
        </draw:g>
        <draw:frame draw:style-name="gr4" draw:text-style-name="P3" draw:layer="layout" svg:width="2cm" svg:height="1.95cm" svg:x="4cm" svg:y="3.92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F56845B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10T15:13:38.290000000</dc:date>
    <meta:editing-duration>PT1H25M47S</meta:editing-duration>
    <meta:editing-cycles>37</meta:editing-cycles>
    <meta:generator>LibreOffice/7.6.4.1$Windows_X86_64 LibreOffice_project/e19e193f88cd6c0525a17fb7a176ed8e6a3e2aa1</meta:generator>
    <meta:document-statistic meta:object-count="39"/>
  </office:meta>
</office:document-meta>
</file>